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i" svg:font-family="A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9" style:family="table">
      <style:table-properties style:width="6.925in" table:align="margins" style:writing-mode="lr-tb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normal">
      <style:text-properties officeooo:rsid="000c89a6" officeooo:paragraph-rsid="000c89a6"/>
    </style:style>
    <style:style style:name="P2" style:family="paragraph" style:parent-style-name="Heading_20_2">
      <style:paragraph-properties fo:margin-top="0.25in" fo:margin-bottom="0.0555in" loext:contextual-spacing="false" fo:line-height="100%" fo:keep-together="auto" fo:break-before="auto" fo:break-after="auto" fo:keep-with-next="auto"/>
      <style:text-properties fo:font-size="10pt" officeooo:paragraph-rsid="000c89a6" fo:background-color="#ffffff" style:font-size-asian="10pt" style:font-size-complex="10pt"/>
    </style:style>
    <style:style style:name="P3" style:family="paragraph" style:parent-style-name="Standard">
      <style:text-properties officeooo:rsid="000c89a6" officeooo:paragraph-rsid="000c89a6"/>
    </style:style>
    <style:style style:name="P4" style:family="paragraph" style:parent-style-name="Preformatted_20_Text">
      <style:text-properties fo:font-variant="normal" fo:text-transform="none" fo:color="#374759" style:font-name="Courier New" fo:font-size="10pt" fo:letter-spacing="normal" fo:font-style="normal" fo:font-weight="bold" officeooo:rsid="000c89a6" officeooo:paragraph-rsid="000ec4ab" fo:background-color="#ffffff" style:font-size-asian="10pt" style:font-size-complex="10pt"/>
    </style:style>
    <style:style style:name="P5" style:family="paragraph" style:parent-style-name="Preformatted_20_Text">
      <style:text-properties fo:font-variant="normal" fo:text-transform="none" fo:color="#374759" style:font-name="Courier New" fo:font-size="10pt" fo:letter-spacing="normal" fo:font-style="normal" fo:font-weight="bold" officeooo:rsid="000c89a6" officeooo:paragraph-rsid="00121821" fo:background-color="#ffffff" style:font-size-asian="10pt" style:font-size-complex="10pt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officeooo:paragraph-rsid="000ee0fb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.1043in" loext:contextual-spacing="false" fo:orphans="2" fo:widows="2" fo:background-color="#ffffff" fo:padding="0in" fo:border="none"/>
      <style:text-properties fo:font-variant="normal" fo:text-transform="none" fo:color="#374759" style:font-name="Courier New" fo:font-size="10pt" fo:letter-spacing="normal" fo:font-style="normal" fo:font-weight="bold" officeooo:rsid="000c89a6" fo:background-color="#ffffff" style:font-size-asian="10pt" style:font-size-complex="10pt"/>
    </style:style>
    <style:style style:name="P9" style:family="paragraph" style:parent-style-name="Standard">
      <style:text-properties fo:font-size="10pt" officeooo:rsid="000c89a6" officeooo:paragraph-rsid="000c89a6" fo:background-color="#ffffff" style:font-size-asian="10pt" style:font-size-complex="10pt"/>
    </style:style>
    <style:style style:name="P10" style:family="paragraph" style:parent-style-name="Standard">
      <style:text-properties fo:font-size="10pt" officeooo:rsid="000ec4ab" officeooo:paragraph-rsid="000ec4ab" fo:background-color="#ffffff" style:font-size-asian="10pt" style:font-size-complex="10pt"/>
    </style:style>
    <style:style style:name="P11" style:family="paragraph" style:parent-style-name="Standard">
      <style:text-properties fo:font-size="10pt" officeooo:rsid="000ee0fb" officeooo:paragraph-rsid="000ee0fb" fo:background-color="#ffffff" style:font-size-asian="10pt" style:font-size-complex="10pt"/>
    </style:style>
    <style:style style:name="P12" style:family="paragraph" style:parent-style-name="Standard">
      <style:text-properties fo:font-size="10pt" officeooo:rsid="000ee0fb" officeooo:paragraph-rsid="0013d0ec" fo:background-color="#ffffff" style:font-size-asian="10pt" style:font-size-complex="10pt"/>
    </style:style>
    <style:style style:name="P13" style:family="paragraph" style:parent-style-name="Standard">
      <style:text-properties fo:color="#000000" fo:font-size="10pt" officeooo:rsid="000ee0fb" officeooo:paragraph-rsid="000ee0fb" fo:background-color="transparent" style:font-size-asian="10pt" style:font-size-complex="10pt"/>
    </style:style>
    <style:style style:name="P14" style:family="paragraph" style:parent-style-name="Standard">
      <style:text-properties fo:color="#000000" fo:font-size="10pt" officeooo:rsid="00173d22" officeooo:paragraph-rsid="00173d22" fo:background-color="transparent" style:font-size-asian="10pt" style:font-size-complex="10pt"/>
    </style:style>
    <style:style style:name="P15" style:family="paragraph" style:parent-style-name="Standard">
      <style:text-properties fo:color="#000000" fo:font-size="10pt" officeooo:rsid="00190c34" officeooo:paragraph-rsid="00190c34" fo:background-color="transparent" style:font-size-asian="10pt" style:font-size-complex="10pt"/>
    </style:style>
    <style:style style:name="P16" style:family="paragraph" style:parent-style-name="Standard">
      <style:text-properties fo:color="#000000" fo:font-size="10pt" officeooo:rsid="001f1a3c" officeooo:paragraph-rsid="001f1a3c" fo:background-color="transparent" style:font-size-asian="10pt" style:font-size-complex="10pt"/>
    </style:style>
    <style:style style:name="P17" style:family="paragraph" style:parent-style-name="Standard">
      <style:text-properties fo:color="#000000" style:font-name="Liberation Mono" fo:font-size="10pt" fo:font-weight="normal" officeooo:rsid="0022ab71" officeooo:paragraph-rsid="0022ab71" fo:background-color="transparent" style:font-size-asian="10pt" style:font-size-complex="10pt"/>
    </style:style>
    <style:style style:name="P18" style:family="paragraph" style:parent-style-name="Standard">
      <style:paragraph-properties style:line-height-at-least="0.198in"/>
      <style:text-properties fo:color="#000000" style:font-name="Liberation Mono" fo:font-size="10pt" fo:font-weight="normal" fo:background-color="transparent" style:font-size-asian="10pt" style:font-size-complex="10pt"/>
    </style:style>
    <style:style style:name="P19" style:family="paragraph" style:parent-style-name="Standard" style:list-style-name="L1">
      <style:text-properties officeooo:paragraph-rsid="00173d22"/>
    </style:style>
    <style:style style:name="P20" style:family="paragraph" style:parent-style-name="Standard">
      <style:text-properties officeooo:rsid="001b6aa1" officeooo:paragraph-rsid="00190c34"/>
    </style:style>
    <style:style style:name="P21" style:family="paragraph" style:parent-style-name="Standard">
      <style:text-properties officeooo:rsid="000c89a6" officeooo:paragraph-rsid="000c89a6"/>
    </style:style>
    <style:style style:name="P2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3" style:family="paragraph" style:parent-style-name="Standard">
      <style:paragraph-properties style:line-height-at-least="0.198in"/>
      <style:text-properties fo:color="#6a9955" style:font-name="Droid Sans Mono" fo:font-size="10.5pt" fo:font-weight="normal" officeooo:paragraph-rsid="0024d1f5" fo:background-color="#1e1e1e"/>
    </style:style>
    <style:style style:name="P24" style:family="paragraph" style:parent-style-name="Standard">
      <style:text-properties fo:color="#6a9955" style:font-name="Droid Sans Mono" fo:font-size="10.5pt" fo:font-weight="normal" officeooo:rsid="0022ab71" officeooo:paragraph-rsid="0022ab71" fo:background-color="#1e1e1e" style:font-size-asian="10pt" style:font-size-complex="10pt"/>
    </style:style>
    <style:style style:name="P25" style:family="paragraph" style:parent-style-name="Standard">
      <style:paragraph-properties style:line-height-at-least="0.198in"/>
      <style:text-properties officeooo:paragraph-rsid="002486a4"/>
    </style:style>
    <style:style style:name="P26" style:family="paragraph" style:parent-style-name="Standard">
      <style:paragraph-properties style:line-height-at-least="0.198in"/>
      <style:text-properties officeooo:paragraph-rsid="0024d1f5"/>
    </style:style>
    <style:style style:name="P27" style:family="paragraph" style:parent-style-name="normal">
      <style:text-properties fo:color="#000000" fo:font-size="10pt" officeooo:rsid="001b6aa1" officeooo:paragraph-rsid="00190c34" fo:background-color="transparent" style:font-size-asian="10pt" style:font-size-complex="10pt"/>
    </style:style>
    <style:style style:name="P28" style:family="paragraph" style:parent-style-name="normal">
      <style:text-properties fo:color="#000000" fo:font-size="10pt" officeooo:rsid="001c9aa2" officeooo:paragraph-rsid="001c9aa2" fo:background-color="transparent" style:font-size-asian="10pt" style:font-size-complex="10pt"/>
    </style:style>
    <style:style style:name="P29" style:family="paragraph" style:parent-style-name="normal">
      <style:text-properties fo:color="#000000" fo:font-size="10pt" officeooo:rsid="001f1a3c" officeooo:paragraph-rsid="001f1a3c" fo:background-color="transparent" style:font-size-asian="10pt" style:font-size-complex="10pt"/>
    </style:style>
    <style:style style:name="P30" style:family="paragraph" style:parent-style-name="normal">
      <style:text-properties fo:color="#000000" fo:font-size="10pt" officeooo:rsid="0022ab71" officeooo:paragraph-rsid="0022ab71" fo:background-color="transparent" style:font-size-asian="10pt" style:font-size-complex="10pt"/>
    </style:style>
    <style:style style:name="P31" style:family="paragraph" style:parent-style-name="normal">
      <style:paragraph-properties fo:line-height="100%" fo:orphans="0" fo:widows="0"/>
      <style:text-properties officeooo:paragraph-rsid="00190c34"/>
    </style:style>
    <style:style style:name="P32" style:family="paragraph" style:parent-style-name="normal">
      <style:paragraph-properties fo:text-align="start" style:justify-single-word="false"/>
      <style:text-properties officeooo:paragraph-rsid="00190c34"/>
    </style:style>
    <style:style style:name="P33" style:family="paragraph" style:parent-style-name="normal">
      <style:text-properties officeooo:paragraph-rsid="00190c34"/>
    </style:style>
    <style:style style:name="P34" style:family="paragraph" style:parent-style-name="normal" style:list-style-name="L2">
      <style:paragraph-properties fo:line-height="100%" fo:orphans="0" fo:widows="0"/>
      <style:text-properties officeooo:rsid="00190c34" officeooo:paragraph-rsid="00190c34"/>
    </style:style>
    <style:style style:name="P35" style:family="paragraph" style:parent-style-name="normal" style:list-style-name="L2">
      <style:paragraph-properties fo:line-height="100%" fo:orphans="0" fo:widows="0"/>
      <style:text-properties officeooo:rsid="00190c34" officeooo:paragraph-rsid="001a9a9d"/>
    </style:style>
    <style:style style:name="P36" style:family="paragraph" style:parent-style-name="normal" style:list-style-name="L2">
      <style:paragraph-properties fo:line-height="100%" fo:orphans="0" fo:widows="0"/>
      <style:text-properties officeooo:rsid="001a9a9d" officeooo:paragraph-rsid="001a9a9d"/>
    </style:style>
    <style:style style:name="T1" style:family="text">
      <style:text-properties fo:font-size="10pt" fo:background-color="#ffffff" loext:char-shading-value="0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0ec4ab"/>
    </style:style>
    <style:style style:name="T4" style:family="text">
      <style:text-properties fo:font-variant="normal" fo:text-transform="none" fo:color="#000000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374759" style:font-name="Courier New" fo:font-size="10pt" fo:letter-spacing="normal" fo:font-style="normal" fo:font-weight="bold" officeooo:rsid="000c89a6" fo:background-color="#ffffff" loext:char-shading-value="0" style:font-size-asian="10pt" style:font-size-complex="10pt" loext:padding="0in" loext:border="none"/>
    </style:style>
    <style:style style:name="T6" style:family="text">
      <style:text-properties fo:color="#000000" style:text-line-through-style="none" style:text-line-through-type="none" style:font-name="Liberation Mono" officeooo:rsid="000ec4ab" fo:background-color="transparent" loext:char-shading-value="0"/>
    </style:style>
    <style:style style:name="T7" style:family="text">
      <style:text-properties fo:color="#000000" style:text-line-through-style="none" style:text-line-through-type="none" style:font-name="Liberation Mono" officeooo:rsid="0013d0ec" fo:background-color="transparent" loext:char-shading-value="0"/>
    </style:style>
    <style:style style:name="T8" style:family="text">
      <style:text-properties fo:color="#000000" fo:font-size="10pt" officeooo:rsid="00173d22" fo:background-color="transparent" loext:char-shading-value="0" style:font-size-asian="10pt" style:font-size-complex="10pt"/>
    </style:style>
    <style:style style:name="T9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10" style:family="text">
      <style:text-properties fo:color="#000000" style:font-name="Liberation Mono" fo:font-size="10pt" fo:font-weight="normal" officeooo:rsid="002486a4" fo:background-color="transparent" loext:char-shading-value="0" style:font-size-asian="10pt" style:font-size-complex="10pt"/>
    </style:style>
    <style:style style:name="T11" style:family="text">
      <style:text-properties fo:color="#000000" style:font-name="Liberation Mono" fo:font-size="10pt" fo:font-weight="normal" officeooo:rsid="0024d1f5" fo:background-color="transparent" loext:char-shading-value="0" style:font-size-asian="10pt" style:font-size-complex="10pt"/>
    </style:style>
    <style:style style:name="T12" style:family="text">
      <style:text-properties fo:color="#000000" style:font-name="Liberation Mono" fo:font-size="10pt" officeooo:rsid="0024d1f5" fo:background-color="transparent" loext:char-shading-value="0" style:font-size-asian="10pt" style:font-size-complex="10pt"/>
    </style:style>
    <style:style style:name="T13" style:family="text">
      <style:text-properties officeooo:rsid="00121821"/>
    </style:style>
    <style:style style:name="T14" style:family="text">
      <style:text-properties officeooo:rsid="001b6aa1"/>
    </style:style>
    <style:style style:name="T15" style:family="text">
      <style:text-properties officeooo:rsid="001e5a01"/>
    </style:style>
    <style:style style:name="T16" style:family="text">
      <style:text-properties officeooo:rsid="0020f87b"/>
    </style:style>
    <style:style style:name="T17" style:family="text">
      <style:text-properties officeooo:rsid="0022ab71"/>
    </style:style>
    <style:style style:name="T18" style:family="text">
      <style:text-properties fo:color="#569cd6"/>
    </style:style>
    <style:style style:name="T19" style:family="text">
      <style:text-properties fo:color="#569cd6" officeooo:rsid="00286654"/>
    </style:style>
    <style:style style:name="T20" style:family="text">
      <style:text-properties fo:color="#b5cea8"/>
    </style:style>
    <style:style style:name="T21" style:family="text">
      <style:text-properties fo:color="#b5cea8" officeooo:rsid="00286654"/>
    </style:style>
    <style:style style:name="T22" style:family="text">
      <style:text-properties fo:color="#b5cea8" officeooo:rsid="00288b33"/>
    </style:style>
    <style:style style:name="T23" style:family="text">
      <style:text-properties officeooo:rsid="002486a4"/>
    </style:style>
    <style:style style:name="T24" style:family="text">
      <style:text-properties officeooo:rsid="0024efee"/>
    </style:style>
    <style:style style:name="T25" style:family="text">
      <style:text-properties officeooo:rsid="0026ef87"/>
    </style:style>
    <style:style style:name="T26" style:family="text">
      <style:text-properties officeooo:rsid="00286654"/>
    </style:style>
    <style:style style:name="T27" style:family="text">
      <style:text-properties officeooo:rsid="00288b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94232615760064" text:id="ct94232615760064">
          <text:deletion>
            <office:change-info>
              <dc:creator>Unknown Author</dc:creator>
              <dc:date>2022-12-25T07:24:03</dc:date>
            </office:change-info>
            <text:p text:style-name="P3"/>
            <text:p text:style-name="P3"/>
          </text:deletion>
        </text:changed-region>
        <text:changed-region xml:id="ct94232635134336" text:id="ct94232635134336">
          <text:insertion>
            <office:change-info>
              <dc:creator>Unknown Author</dc:creator>
              <dc:date>2022-12-25T07:24:05</dc:date>
            </office:change-info>
          </text:insertion>
        </text:changed-region>
        <text:changed-region xml:id="ct94232645976848" text:id="ct94232645976848">
          <text:insertion>
            <office:change-info>
              <dc:creator>Unknown Author</dc:creator>
              <dc:date>2022-12-25T07:23:40</dc:date>
            </office:change-info>
          </text:insertion>
        </text:changed-region>
        <text:changed-region xml:id="ct94232619128176" text:id="ct94232619128176">
          <text:insertion>
            <office:change-info>
              <dc:creator>Unknown Author</dc:creator>
              <dc:date>2022-12-25T05:58:25</dc:date>
            </office:change-info>
          </text:insertion>
        </text:changed-region>
        <text:changed-region xml:id="ct94232628637056" text:id="ct94232628637056">
          <text:insertion>
            <office:change-info>
              <dc:creator>Unknown Author</dc:creator>
              <dc:date>2022-12-25T06:07:12</dc:date>
            </office:change-info>
          </text:insertion>
        </text:changed-region>
        <text:changed-region xml:id="ct94232597154064" text:id="ct94232597154064">
          <text:insertion>
            <office:change-info>
              <dc:creator>Unknown Author</dc:creator>
              <dc:date>2022-12-25T14:59:18</dc:date>
            </office:change-info>
          </text:insertion>
        </text:changed-region>
        <text:changed-region xml:id="ct94232501021504" text:id="ct94232501021504">
          <text:insertion>
            <office:change-info>
              <dc:creator>Unknown Author</dc:creator>
              <dc:date>2022-12-25T06:09:17</dc:date>
            </office:change-info>
          </text:insertion>
        </text:changed-region>
        <text:changed-region xml:id="ct94232495307488" text:id="ct94232495307488">
          <text:insertion>
            <office:change-info>
              <dc:creator>Unknown Author</dc:creator>
              <dc:date>2022-12-25T06:10:28</dc:date>
            </office:change-info>
          </text:insertion>
        </text:changed-region>
        <text:changed-region xml:id="ct94232628614048" text:id="ct94232628614048">
          <text:insertion>
            <office:change-info>
              <dc:creator>Unknown Author</dc:creator>
              <dc:date>2022-12-25T06:10:28</dc:date>
            </office:change-info>
          </text:insertion>
        </text:changed-region>
        <text:changed-region xml:id="ct94232557836416" text:id="ct94232557836416">
          <text:insertion>
            <office:change-info>
              <dc:creator>Unknown Author</dc:creator>
              <dc:date>2022-12-25T06:40:26</dc:date>
            </office:change-info>
          </text:insertion>
        </text:changed-region>
        <text:changed-region xml:id="ct94232638677520" text:id="ct94232638677520">
          <text:insertion>
            <office:change-info>
              <dc:creator>Unknown Author</dc:creator>
              <dc:date>2022-12-25T15:02:24</dc:date>
            </office:change-info>
          </text:insertion>
        </text:changed-region>
        <text:changed-region xml:id="ct94232648498416" text:id="ct94232648498416">
          <text:insertion>
            <office:change-info>
              <dc:creator>Unknown Author</dc:creator>
              <dc:date>2022-12-25T15:34:45</dc:date>
            </office:change-info>
          </text:insertion>
        </text:changed-region>
        <text:changed-region xml:id="ct94232499698384" text:id="ct94232499698384">
          <text:insertion>
            <office:change-info>
              <dc:creator>Unknown Author</dc:creator>
              <dc:date>2022-12-25T15:45:11</dc:date>
            </office:change-info>
          </text:insertion>
        </text:changed-region>
        <text:changed-region xml:id="ct94232627865952" text:id="ct94232627865952">
          <text:insertion>
            <office:change-info>
              <dc:creator>Unknown Author</dc:creator>
              <dc:date>2022-12-25T15:46:02</dc:date>
            </office:change-info>
          </text:insertion>
        </text:changed-region>
        <text:changed-region xml:id="ct94232598861824" text:id="ct94232598861824">
          <text:insertion>
            <office:change-info>
              <dc:creator>Unknown Author</dc:creator>
              <dc:date>2022-12-25T15:51:03</dc:date>
            </office:change-info>
          </text:insertion>
        </text:changed-region>
        <text:changed-region xml:id="ct94232628289536" text:id="ct94232628289536">
          <text:insertion>
            <office:change-info>
              <dc:creator>Unknown Author</dc:creator>
              <dc:date>2022-12-25T16:34:05</dc:date>
            </office:change-info>
          </text:insertion>
        </text:changed-region>
        <text:changed-region xml:id="ct94232611988176" text:id="ct94232611988176">
          <text:insertion>
            <office:change-info>
              <dc:creator>Unknown Author</dc:creator>
              <dc:date>2022-12-25T16:55:48</dc:date>
            </office:change-info>
          </text:insertion>
        </text:changed-region>
        <text:changed-region xml:id="ct94232627764944" text:id="ct94232627764944">
          <text:insertion>
            <office:change-info>
              <dc:creator>Unknown Author</dc:creator>
              <dc:date>2022-12-25T16:56:06</dc:date>
            </office:change-info>
          </text:insertion>
        </text:changed-region>
        <text:changed-region xml:id="ct94232575987360" text:id="ct94232575987360">
          <text:insertion>
            <office:change-info>
              <dc:creator>Unknown Author</dc:creator>
              <dc:date>2022-12-25T15:51:03</dc:date>
            </office:change-info>
          </text:insertion>
        </text:changed-region>
        <text:changed-region xml:id="ct94232500646576" text:id="ct94232500646576">
          <text:insertion>
            <office:change-info>
              <dc:creator>Unknown Author</dc:creator>
              <dc:date>2022-12-25T17:05:11</dc:date>
            </office:change-info>
          </text:insertion>
        </text:changed-region>
        <text:changed-region xml:id="ct94232599101824" text:id="ct94232599101824">
          <text:insertion>
            <office:change-info>
              <dc:creator>Unknown Author</dc:creator>
              <dc:date>2022-12-25T17:06:13</dc:date>
            </office:change-info>
          </text:insertion>
        </text:changed-region>
        <text:changed-region xml:id="ct94232647970448" text:id="ct94232647970448">
          <text:insertion>
            <office:change-info>
              <dc:creator>Unknown Author</dc:creator>
              <dc:date>2022-12-25T17:15:11</dc:date>
            </office:change-info>
          </text:insertion>
        </text:changed-region>
        <text:changed-region xml:id="ct94232499895808" text:id="ct94232499895808">
          <text:insertion>
            <office:change-info>
              <dc:creator>Unknown Author</dc:creator>
              <dc:date>2022-12-25T17:06:13</dc:date>
            </office:change-info>
          </text:insertion>
        </text:changed-region>
        <text:changed-region xml:id="ct94232549266048" text:id="ct94232549266048">
          <text:insertion>
            <office:change-info>
              <dc:creator>Unknown Author</dc:creator>
              <dc:date>2022-12-25T17:15:16</dc:date>
            </office:change-info>
          </text:insertion>
        </text:changed-region>
        <text:changed-region xml:id="ct94232653532160" text:id="ct94232653532160">
          <text:insertion>
            <office:change-info>
              <dc:creator>Unknown Author</dc:creator>
              <dc:date>2022-12-25T17:06:1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reating a simulated world<text:change text:change-id="ct94232615760064"/><text:change-start text:change-id="ct94232635134336"/> <text:span text:style-name="T15">for </text:span><text:change-end text:change-id="ct94232635134336"/><text:change-start text:change-id="ct94232645976848"/>Gazebo <text:span text:style-name="T15">and RVIZ</text:span></text:p>
      <text:p text:style-name="P3"/>
      <text:p text:style-name="P3"><text:a xlink:type="simple" xlink:href="https://www.youtube.com/watch?v=S8pwfsK-F9w" text:style-name="Internet_20_link" text:visited-style-name="Visited_20_Internet_20_Link">https://www.youtube.com/watch?v=S8pwfsK-F9w</text:a></text:p>
      <text:p text:style-name="P3"><text:change-end text:change-id="ct94232645976848"/></text:p>
      <text:p text:style-name="P2">Create a ROS Workspace Using Catkin:</text:p>
      <text:p text:style-name="P1"><text:span text:style-name="T1">$ mkdir -p ~/simulation_ws/src<text:line-break/>$ cd ~/simulation_ws/<text:line-break/>$ </text:span><text:span text:style-name="T2">catkin_make <text:s/></text:span></text:p>
      <text:p text:style-name="P3"/>
      <text:p text:style-name="P3"><text:a xlink:type="simple" xlink:href="https://www.youtube.com/watch?v=qi2A32WgRqI" text:style-name="Internet_20_link" text:visited-style-name="Visited_20_Internet_20_Link">https://www.youtube.com/watch?v=qi2A32WgRqI</text:a></text:p>
      <text:p text:style-name="P3"><text:a xlink:type="simple" xlink:href="https://www.theconstructsim.com/gazebo-5-mins-launch-first-gazebo-world-using-ros/" text:style-name="Internet_20_link" text:visited-style-name="Visited_20_Internet_20_Link">https://www.theconstructsim.com/gazebo-5-mins-launch-first-gazebo-world-using-ros/</text:a></text:p>
      <text:p text:style-name="P3"/>
      <text:p text:style-name="P3">$ cd <text:span text:style-name="T1">~/simulation_ws/src</text:span></text:p>
      <text:p text:style-name="P9">$ catkin_create_pkg my_simulations</text:p>
      <text:p text:style-name="P9"/>
      <text:p text:style-name="P9"/>
      <text:p text:style-name="P10">{follow edits in the video}</text:p>
      <text:p text:style-name="P10"/>
      <text:p text:style-name="P4"><text:span text:style-name="T3">$ </text:span>source ~/simulation_ws/devel/setup.bash</text:p>
      <text:p text:style-name="P8"><text:span text:style-name="T3">$ </text:span>roslaunch my_simulations my_world.launch --screen</text:p>
      <text:p text:style-name="P11">{DID NOT BRING UP GAZEBO}</text:p>
      <text:p text:style-name="P11"/>
      <text:p text:style-name="P11">Trying Turtlebot</text:p>
      <text:p text:style-name="P11"><text:a xlink:type="simple" xlink:href="https://emanual.robotis.com/docs/en/platform/turtlebot3/simulation/" text:style-name="Internet_20_link" text:visited-style-name="Visited_20_Internet_20_Link"/></text:p>
      <text:p text:style-name="P11"><text:a xlink:type="simple" xlink:href="https://www.youtube.com/watch?v=n5NaLaJHYko" text:style-name="Internet_20_link" text:visited-style-name="Visited_20_Internet_20_Link">https://www.youtube.com/watch?v=n5NaLaJHYko</text:a></text:p>
      <text:p text:style-name="P11"><text:a xlink:type="simple" xlink:href="https://emanual.robotis.com/docs/en/platform/turtlebot3/simulation/" text:style-name="Internet_20_link" text:visited-style-name="Visited_20_Internet_20_Link">https://emanual.robotis.com/docs/en/platform/turtlebot3/simulation/</text:a></text:p>
      <text:p text:style-name="P11"><text:a xlink:type="simple" xlink:href="https://emanual.robotis.com/docs/en/platform/turtlebot3/overview/" text:style-name="Internet_20_link" text:visited-style-name="Visited_20_Internet_20_Link">https://emanual.robotis.com/docs/en/platform/turtlebot3/overview/</text:a></text:p>
      <text:p text:style-name="P11"/>
      <text:p text:style-name="P12"><text:span text:style-name="T6"/></text:p>
      <text:p text:style-name="P12"><text:span text:style-name="T6">$ cd ~/simulation_ws/</text:span><text:span text:style-name="T7">src</text:span></text:p>
      <text:p text:style-name="P11"><text:span text:style-name="T13">$ </text:span>git clone https://github.com/ROBOTIS-GIT/turtlebot3.git</text:p>
      <text:p text:style-name="P11">$ git clone https://github.com/ROBOTIS-GIT/turtlebot3_msgs.git</text:p>
      <text:p text:style-name="P6"><text:span text:style-name="Source_20_Text"><text:span text:style-name="T4">$ git clone -b noetic-devel https://github.com/ROBOTIS-GIT/turtlebot3_simulations.git</text:span></text:span></text:p>
      <text:p text:style-name="P7"><text:span text:style-name="Source_20_Text"><text:span text:style-name="T4">$ cd ~/</text:span></text:span><text:span text:style-name="Source_20_Text"><text:span text:style-name="T5">simulation</text:span></text:span><text:span text:style-name="Source_20_Text"><text:span text:style-name="T4">_ws &amp;&amp; catkin_make</text:span></text:span></text:p>
      <text:p text:style-name="P13"/>
      <text:p text:style-name="P5"><text:span text:style-name="T3">$ </text:span>source ~/simulation_ws/devel/setup.bash</text:p>
      <text:p text:style-name="P13">$ export TURTLEBOT3_MODEL=burger</text:p>
      <text:p text:style-name="P13">$ roslaunch turtlebot3_gazebo turtlebot3_empty_world.launch<text:change-start text:change-id="ct94232619128176"/></text:p>
      <text:p text:style-name="P13"/>
      <text:p text:style-name="P13"/>
      <text:p text:style-name="P14">12/25/22 - </text:p>
      <text:p text:style-name="P14">Goal</text:p>
      <text:list xml:id="list2254351366" text:style-name="L1">
        <text:list-item>
          <text:p text:style-name="P19"><text:span text:style-name="T8">Run gazebo and RVIS with the tractor urdf so I can <text:s/>send nav goals at predefined pose positions and see what angular velocity targets are given. <text:s/>This was I can make sure the low level controller will know how to react to those commands.</text:span></text:p>
        </text:list-item>
      </text:list>
      <text:p text:style-name="P14"/>
      <text:p text:style-name="P14">What I have:</text:p>
      <text:p text:style-name="P14">Gazebo running with empty world and the tractor urdf</text:p>
      <text:p text:style-name="P14">Disconnected from that I have 2D map of my backyard</text:p>
      <text:p text:style-name="P14"/>
      <text:p text:style-name="P14">Next steps</text:p>
      <text:p text:style-name="P14"><text:change-end text:change-id="ct94232619128176"/><text:change-start text:change-id="ct94232628637056"/>Change the gazebo launch file to use my 2D map in RVIS<text:change-end text:change-id="ct94232628637056"/><text:change-start text:change-id="ct94232597154064"/></text:p>
      <text:p text:style-name="P16">Pick two points and monitor cmd-vel<text:change-end text:change-id="ct94232597154064"/><text:change-start text:change-id="ct94232501021504"/></text:p>
      <text:p text:style-name="P14"><text:soft-page-break/></text:p>
      <text:p text:style-name="P15">What map does simulation load? args="$(find nav)/maps/farm.yaml"; ros_farm_v01.png</text:p>
      <text:p text:style-name="P15"><text:change-end text:change-id="ct94232501021504"/><text:change-start text:change-id="ct94232495307488"/></text:p>
      <text:p text:style-name="P20">the start up process<text:change-end text:change-id="ct94232495307488"/></text:p>
      <table:table table:name="Table9" table:style-name="Table9">
        <table:table-column table:style-name="Table9.A"/>
        <table:table-row table:style-name="TableLine94232619226720">
          <table:table-cell table:style-name="Table9.A1" office:value-type="string">
            <text:p text:style-name="P31"><text:change-start text:change-id="ct94232628614048"/>$ roslaunch ackermann_vehicle_gazebo ack_new.launch</text:p>
            <text:list xml:id="list2751125291" text:style-name="L2">
              <text:list-item>
                <text:p text:style-name="P34">Finds gazebo; Loads empty_world</text:p>
              </text:list-item>
              <text:list-item>
                <text:p text:style-name="P34">Loads pkg="controller_manager"</text:p>
              </text:list-item>
              <text:list-item>
                <text:p text:style-name="P34">Loads pkg="ackermann_vehicle_gazebo"</text:p>
              </text:list-item>
              <text:list-item>
                <text:p text:style-name="P34">Includes start_odom.launch from my_odom_publisher</text:p>
                <text:list>
                  <text:list-item>
                    <text:p text:style-name="P34">pkg="my_odom_publisher" type="odom.py" which uses gazebo get model state and publishes an odom statement from that.</text:p>
                  </text:list-item>
                </text:list>
              </text:list-item>
            </text:list>
            <text:p text:style-name="P33">$ roslaunch nav joyop.launch <text:s/># <text:span text:style-name="T14">if you want </text:span>to drive using the joystick</text:p>
            <text:p text:style-name="P31">$ roslaunch nav nav_newteb.launch</text:p>
            <text:list xml:id="list171553303388897" text:continue-numbering="true" text:style-name="L2">
              <text:list-item>
                <text:p text:style-name="P35">pkg="map_server" type="map_server" args="$(find nav)/maps/farm.yaml"</text:p>
              </text:list-item>
              <text:list-item>
                <text:p text:style-name="P35">type="static_transform_publisher" name="map_to_odom"</text:p>
              </text:list-item>
              <text:list-item>
                <text:p text:style-name="P36">Launches pkg="move_base" with parameters</text:p>
              </text:list-item>
              <text:list-item>
                <text:p text:style-name="P36">Includes mod_cmd_vel_to_ackermann.launch</text:p>
                <text:list>
                  <text:list-item>
                    <text:p text:style-name="P36">pkg="nav" type="mod_cmd_vel_to_ackermann.py" which listens to twist_cmd_topic and <text:s/>publishes to ackermann_cmd_topic</text:p>
                  </text:list-item>
                </text:list>
              </text:list-item>
            </text:list>
            <text:p text:style-name="P33">$ rviz -d ~/catkin_ws_sim/src/nav/ack_new.rviz</text:p>
            <text:p text:style-name="P32"><text:span text:style-name="T14">If you want to see the functions, </text:span>$ rosrun rqt_graph rqt_graph<text:change-end text:change-id="ct94232628614048"/></text:p>
          </table:table-cell>
        </table:table-row>
        <table:table-row table:style-name="TableLine94232619226720">
          <table:table-cell table:style-name="Table9.A2" office:value-type="string">
            <text:p text:style-name="P31"/>
          </table:table-cell>
        </table:table-row>
      </table:table>
      <text:p text:style-name="P27"><text:change-start text:change-id="ct94232557836416"/></text:p>
      <text:p text:style-name="P28">In nav_newteb.launch, I changed</text:p>
      <text:p text:style-name="P28"><text:s text:c="2"/>&lt;!-- &lt;node name="map_server" pkg="map_server" type="map_server" args="$(find nav)/maps/farm.yaml"/&gt; <text:s/>--&gt;</text:p>
      <text:p text:style-name="P28"><text:s text:c="2"/>&lt;node name="map_server" pkg="map_server" type="map_server" args="$(find nav)/maps/435_pine_valley.yaml"/&gt;<text:change-end text:change-id="ct94232557836416"/><text:change-start text:change-id="ct94232638677520"/></text:p>
      <text:p text:style-name="P28"/>
      <text:p text:style-name="P29">Issues:</text:p>
      <text:p text:style-name="P29">- goes very slow; Linear x is .15</text:p>
      <text:p text:style-name="P29"><text:change-end text:change-id="ct94232638677520"/><text:change-start text:change-id="ct94232648498416"/>- angular.<text:span text:style-name="T16">z</text:span>: <text:span text:style-name="T16">varies between -.70 (right) to +.70 </text:span><text:span text:style-name="T17">(left)</text:span></text:p>
      <text:p text:style-name="P29">- linear.x: <text:span text:style-name="T16">varies between </text:span><text:span text:style-name="T17">+.4 (forward) to </text:span>-0.<text:span text:style-name="T17">2 (backward)</text:span></text:p>
      <text:p text:style-name="P29"><text:change-end text:change-id="ct94232648498416"/><text:change-start text:change-id="ct94232499698384"/></text:p>
      <text:p text:style-name="P30">Look at the carlike settings; See first if changing speed triggers different angular.z values. <text:s/>I<text:change-end text:change-id="ct94232499698384"/><text:change-start text:change-id="ct94232627865952"/>f so then it seems like it might be radians per second or some other unit with per second as the denominator.</text:p>
      <text:p text:style-name="P30"><text:change-end text:change-id="ct94232627865952"/><text:change-start text:change-id="ct94232598861824"/>/home/tractor/catkin_ws/src/lawn_tractor_navigation/config/teb_local_planner_params_carlike.yaml</text:p>
      <text:p text:style-name="P17"># Robot</text:p>
      <text:p text:style-name="P18">max_vel_x: 2.0</text:p>
      <text:p text:style-name="P25"><text:span text:style-name="T10">Original: min_vel_x: 0.</text:span><text:span text:style-name="T11">2</text:span><text:span text:style-name="T10"> <text:s/>New: </text:span><text:span text:style-name="T9">min_vel_x: 0.5</text:span></text:p>
      <text:p text:style-name="P26"><text:span text:style-name="T10">Original: min_vel_x: 0.5 <text:s/>New: </text:span><text:span text:style-name="T9">min_vel_x: </text:span><text:span text:style-name="T11">1</text:span><text:span text:style-name="T9">.</text:span><text:span text:style-name="T11">0</text:span></text:p>
      <text:p text:style-name="P26"><text:span text:style-name="T11"/></text:p>
      <text:p text:style-name="P23"><text:change-end text:change-id="ct94232598861824"/><text:change-start text:change-id="ct94232628289536"/><text:span text:style-name="T12"># Robot</text:span></text:p>
      <text:p text:style-name="P22"><text:span text:style-name="T18">max_vel_x</text:span>: <text:span text:style-name="T20">2.0</text:span></text:p>
      <text:p text:style-name="P22"><text:span text:style-name="T18">min_vel_x</text:span>: <text:span text:style-name="T20">1.0</text:span></text:p>
      <text:p text:style-name="P26"><text:span text:style-name="T11"/></text:p>
      <text:p text:style-name="P23"><text:span text:style-name="T12"># Robot</text:span></text:p>
      <text:p text:style-name="P22"><text:span text:style-name="T18">max_vel_x</text:span>: <text:span text:style-name="T24">8</text:span><text:span text:style-name="T20">.0</text:span></text:p>
      <text:p text:style-name="P22"><text:span text:style-name="T18">min_vel_x</text:span>: <text:span text:style-name="T24">4</text:span><text:span text:style-name="T20">.0</text:span></text:p>
      <text:p text:style-name="P26"><text:change-end text:change-id="ct94232628289536"/><text:change-start text:change-id="ct94232611988176"/><text:span text:style-name="T11"/></text:p>
      <text:p text:style-name="P26"><text:soft-page-break/><text:span text:style-name="T11">/home/tractor/catkin_ws/src/lawn_tractor_sim/config/teb_local_planner_params_carlike.yaml</text:span></text:p>
      <text:p text:style-name="P23"><text:change-end text:change-id="ct94232611988176"/><text:change-start text:change-id="ct94232627764944"/><text:span text:style-name="T12"># Robot</text:span></text:p>
      <text:p text:style-name="P22"><text:span text:style-name="T18">max_vel_x</text:span>: <text:span text:style-name="T20">2.0</text:span></text:p>
      <text:p text:style-name="P22"><text:span text:style-name="T18">min_vel_x</text:span>: <text:span text:style-name="T20">0.0</text:span></text:p>
      <text:p text:style-name="P26"><text:span text:style-name="T11"/></text:p>
      <text:p text:style-name="P23"><text:span text:style-name="T12"># Robot</text:span></text:p>
      <text:p text:style-name="P22"><text:span text:style-name="T18">max_vel_x</text:span>: <text:span text:style-name="T25">4</text:span><text:span text:style-name="T20">.0</text:span></text:p>
      <text:p text:style-name="P22"><text:span text:style-name="T18">min_vel_x</text:span>: <text:span text:style-name="T25">1</text:span><text:span text:style-name="T20">.0</text:span></text:p>
      <text:p text:style-name="P26"><text:change-end text:change-id="ct94232627764944"/><text:change-start text:change-id="ct94232575987360"/><text:span text:style-name="T11"/></text:p>
      <text:p text:style-name="P30"><text:change-end text:change-id="ct94232575987360"/><text:change-start text:change-id="ct94232500646576"/>/home/tractor/catkin_ws/src/nav/config_newteb/teb_local_planner_params.yaml</text:p>
      <text:p text:style-name="P24"><text:change-end text:change-id="ct94232500646576"/><text:change-start text:change-id="ct94232599101824"/># Robot</text:p>
      <text:p text:style-name="P22"><text:span text:style-name="T18">max_vel_x</text:span>: <text:span text:style-name="T20">0.4</text:span></text:p>
      <text:p text:style-name="P22"><text:span text:style-name="T18">max_vel_x_backwards</text:span>: <text:span text:style-name="T20">0.2</text:span></text:p>
      <text:p text:style-name="P22"><text:change-end text:change-id="ct94232599101824"/><text:change-start text:change-id="ct94232647970448"/><text:span text:style-name="T18">acc_lim_x</text:span>: <text:span text:style-name="T20">0.5</text:span></text:p>
      <text:p text:style-name="P22"><text:span text:style-name="T18">acc_lim_theta</text:span>: <text:span text:style-name="T20">0.5</text:span></text:p>
      <text:p text:style-name="P22"><text:change-end text:change-id="ct94232647970448"/><text:change-start text:change-id="ct94232499895808"/><text:span text:style-name="T20"/></text:p>
      <text:p text:style-name="P22"><text:span text:style-name="T20"/></text:p>
      <text:p text:style-name="P24"># Robot</text:p>
      <text:p text:style-name="P22"><text:span text:style-name="T18">max_vel_x</text:span>: <text:span text:style-name="T27">4</text:span><text:span text:style-name="T20">.</text:span><text:span text:style-name="T21">0</text:span></text:p>
      <text:p text:style-name="P22"><text:span text:style-name="T18">max_vel_x_backwards</text:span>: <text:span text:style-name="T27">2</text:span><text:span text:style-name="T20">.</text:span><text:span text:style-name="T21">0</text:span></text:p>
      <text:p text:style-name="P22"><text:change-end text:change-id="ct94232499895808"/><text:change-start text:change-id="ct94232549266048"/><text:span text:style-name="T19">acc_lim_x</text:span><text:span text:style-name="T26">: </text:span><text:span text:style-name="T27">1</text:span><text:span text:style-name="T21">.</text:span><text:span text:style-name="T22">0</text:span></text:p>
      <text:p text:style-name="P22"><text:span text:style-name="T18">acc_lim_theta</text:span>: <text:span text:style-name="T27">1</text:span><text:span text:style-name="T20">.</text:span><text:span text:style-name="T22">0</text:span></text:p>
      <text:p text:style-name="P22"><text:change-end text:change-id="ct94232549266048"/><text:change-start text:change-id="ct94232653532160"/><text:span text:style-name="T21"/></text:p>
      <text:p text:style-name="P30"><text:change-end text:change-id="ct942326535321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New" svg:font-family="'Courier New', monospace"/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i" svg:font-family="An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5T04:23:33.949435736</meta:creation-date>
    <meta:editing-duration>PT2H22M56S</meta:editing-duration>
    <meta:editing-cycles>11</meta:editing-cycles>
    <meta:generator>LibreOffice/6.4.7.2$Linux_X86_64 LibreOffice_project/40$Build-2</meta:generator>
    <dc:date>2022-12-25T17:15:50.110391299</dc:date>
    <meta:document-statistic meta:table-count="1" meta:image-count="0" meta:object-count="0" meta:page-count="3" meta:paragraph-count="87" meta:word-count="430" meta:character-count="3793" meta:non-whitespace-character-count="3448"/>
  </office:meta>
</office:document-meta>
</file>